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/(m/s)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coil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max excursion [mm]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0.7-44hz</text:p>
          </table:table-cell>
        </table:table-row>
        <table:table-row table:style-name="ro1">
          <table:table-cell office:value-type="string" calcext:value-type="string">
            <text:p>counts/(m/s)</text:p>
          </table:table-cell>
          <table:table-cell office:value-type="float" office:value="399650000" calcext:value-type="float">
            <text:p>399650000</text:p>
          </table:table-cell>
        </table:table-row>
        <table:table-row table:style-name="ro1">
          <table:table-cell office:value-type="string" calcext:value-type="string">
            <text:p>clip (counts)</text:p>
          </table:table-cell>
          <table:table-cell table:formula="of:=8388608*2" office:value-type="float" office:value="16777216" calcext:value-type="float">
            <text:p>16777216</text:p>
          </table:table-cell>
        </table:table-row>
        <table:table-row table:style-name="ro1">
          <table:table-cell office:value-type="string" calcext:value-type="string">
            <text:p>clip (m/s)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clip (v)</text:p>
          </table:table-cell>
          <table:table-cell table:formula="of:=[.B8]*[.B1]"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min (m/s)</text:p>
          </table:table-cell>
          <table:table-cell office:value-type="float" office:value="0.00000003" calcext:value-type="float">
            <text:p>3E-08</text:p>
          </table:table-cell>
        </table:table-row>
        <table:table-row table:style-name="ro1">
          <table:table-cell office:value-type="string" calcext:value-type="string">
            <text:p>min (v)</text:p>
          </table:table-cell>
          <table:table-cell table:formula="of:=[.B10]*[.B1]" office:value-type="float" office:value="0.00000069" calcext:value-type="float">
            <text:p>6.9E-07</text:p>
          </table:table-cell>
        </table:table-row>
        <table:table-row table:style-name="ro1">
          <table:table-cell office:value-type="string" calcext:value-type="string">
            <text:p>Effective 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1.5ma</text:p>
          </table:table-cell>
        </table:table-row>
        <table:table-row table:style-name="ro1">
          <table:table-cell office:value-type="string" calcext:value-type="string">
            <text:p>min current</text:p>
          </table:table-cell>
          <table:table-cell office:value-type="string" calcext:value-type="string">
            <text:p>5.6na</text:p>
          </table:table-cell>
        </table:table-row>
        <table:table-row table:style-name="ro1">
          <table:table-cell office:value-type="string" calcext:value-type="string">
            <text:p>Rcoil</text:p>
          </table:table-cell>
          <table:table-cell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formula="of:=([.B16]/[.B9])" office:value-type="float" office:value="5.92885375494071" calcext:value-type="float">
            <text:p>5.92885375494071</text:p>
          </table:table-cell>
        </table:table-row>
        <table:table-row table:style-name="ro1">
          <table:table-cell office:value-type="string" calcext:value-type="string">
            <text:p>min V @ ADC</text:p>
          </table:table-cell>
          <table:table-cell table:formula="of:=([.B11]*[.B17])" office:value-type="float" office:value="0.00000409090909090909" calcext:value-type="float">
            <text:p>4.09090909090909E-06</text:p>
          </table:table-cell>
        </table:table-row>
        <table:table-row table:style-name="ro1">
          <table:table-cell office:value-type="string" calcext:value-type="string">
            <text:p>max V @ ADC</text:p>
          </table:table-cell>
          <table:table-cell table:formula="of:=[.B17]*[.B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 LSB</text:p>
          </table:table-cell>
          <table:table-cell table:formula="of:=[.B16]/2^[.B12]" office:value-type="float" office:value="0.00000143051147460938" calcext:value-type="float">
            <text:p>1.43051147460938E-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O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 Vnoise p-p </text:p>
          </table:table-cell>
          <table:table-cell table:formula="of:=0.5*[.B16]/2^[.B22]"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string" calcext:value-type="string">
            <text:p>Max Vnoise rms</text:p>
          </table:table-cell>
          <table:table-cell table:formula="of:=[.B23]/6" office:value-type="float" office:value="0.000000119209289550781" calcext:value-type="float">
            <text:p>1.19209289550781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SD (v/sqrt(hz))</text:p>
          </table:table-cell>
          <table:table-cell table:formula="of:=[.B24]/SQRT([.B25])" office:value-type="float" office:value="0.0000000119209289550781" calcext:value-type="float">
            <text:p>1.19209289550781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22:08:33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4:50:23.037000000</meta:creation-date>
    <meta:editing-duration>PT1M21S</meta:editing-duration>
    <meta:editing-cycles>3</meta:editing-cycles>
    <meta:generator>LibreOffice/6.1.4.2$Windows_X86_64 LibreOffice_project/9d0f32d1f0b509096fd65e0d4bec26ddd1938fd3</meta:generator>
    <dc:date>2021-05-20T22:50:05.012000000</dc:date>
    <meta:document-statistic meta:table-count="1" meta:cell-count="49" meta:object-count="0"/>
  </office:meta>
</office:document-meta>
</file>